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FA00000135505CCC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text-properties fo:color="#ff950e" fo:font-size="15pt" style:font-size-asian="15pt" style:font-size-complex="15pt"/>
    </style:style>
    <style:style style:name="T1" style:family="text">
      <style:text-properties fo:color="#ff950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87cm" svg:height="8.175cm" svg:x="8.163cm" svg:y="6.404cm">
          <draw:image xlink:href="Pictures/10000201000001FA00000135505CCC13.png" xlink:type="simple" xlink:show="embed" xlink:actuate="onLoad">
            <text:p/>
          </draw:image>
        </draw:frame>
        <draw:custom-shape draw:style-name="gr2" draw:text-style-name="P1" draw:layer="layout" svg:width="6.223cm" svg:height="1.143cm" svg:x="14.462cm" svg:y="9.1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906cm" svg:height="1.427cm" svg:x="14.462cm" svg:y="9.128cm">
          <draw:text-box>
            <text:p text:style-name="P2"><text:span text:style-name="T1">Prioriser les éléments du backlog </text:span></text:p>
            <text:p text:style-name="P2"><text:span text:style-name="T1">à l'aide des flèches haut et b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4-29T13:38:11</meta:creation-date>
    <dc:date>2013-04-29T18:19:38</dc:date>
    <dc:creator>sandra </dc:creator>
    <meta:editing-duration>PT2M33S</meta:editing-duration>
    <meta:editing-cycles>3</meta:editing-cycles>
    <meta:generator>LibreOffice/3.5$Linux_X86_64 LibreOffice_project/350m1$Build-2</meta:generator>
    <meta:document-statistic meta:object-count="3"/>
  </office:meta>
</office:document-meta>
</file>